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3pt" style:font-size-asian="13pt" style:font-size-complex="13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/*</text:span></text:p>
      <text:p text:style-name="Standard"><text:span text:style-name="T1">Name: Akshay Balasaheb Nikale <text:s text:c="25"/>Roll No:17</text:span></text:p>
      <text:p text:style-name="Standard"><text:span text:style-name="T1">Sub: Advanced <text:s/>Java <text:s text:c="47"/>Batch:A2</text:span></text:p>
      <text:p text:style-name="Standard"><text:span text:style-name="T1">Assignment: Programe For Cookies in Servlet</text:span></text:p>
      <text:p text:style-name="P1"><text:span text:style-name="T1">*/</text:span></text:p>
      <text:p text:style-name="P1"/>
      <text:p text:style-name="P1"/>
      <text:p text:style-name="P1"><text:tab/><text:tab/><text:tab/><text:tab/><text:tab/><text:tab/>Read Cookie</text:p>
      <text:p text:style-name="P1">import java.io.IOException;<text:line-break/>import java.io.PrintWriter;<text:line-break/>import javax.servlet.ServletException;<text:line-break/>import javax.servlet.http.Cookie;<text:line-break/>import javax.servlet.http.HttpServlet;<text:line-break/>import javax.servlet.http.HttpServletRequest;<text:line-break/>import javax.servlet.http.HttpServletResponse;</text:p>
      <text:p text:style-name="P1"><text:line-break/>public class rcookie extends HttpServlet</text:p>
      <text:p text:style-name="P1"><text:s/>{<text:line-break/> <text:s text:c="2"/><text:line-break/><text:tab/>protected void processRequest(HttpServletRequest request, HttpServletResponse <text:tab/>response)throws ServletException, IOException </text:p>
      <text:p text:style-name="P1"><text:tab/>{<text:line-break/> <text:s text:c="6"/><text:tab/><text:tab/> response.setContentType("text/html;charset=UTF-8");<text:line-break/> <text:s text:c="7"/><text:tab/><text:tab/> PrintWriter out = response.getWriter();<text:line-break/> <text:s text:c="5"/><text:tab/><text:tab/> Cookie []c=request.getCookies();<text:line-break/><text:line-break/> <text:s text:c="6"/><text:tab/><text:tab/> String col=c[0].getValue();<text:line-break/><text:line-break/> <text:s text:c="6"/><text:tab/><text:tab/> try </text:p>
      <text:p text:style-name="P1"><text:tab/><text:tab/>{<text:line-break/> <text:s text:c="6"/></text:p>
      <text:p text:style-name="P1"><text:s text:c="12"/><text:tab/><text:tab/><text:tab/><text:tab/>out.println("&lt;html&gt;");<text:line-break/> <text:s text:c="11"/><text:tab/><text:tab/><text:tab/><text:tab/>out.println("&lt;head&gt;");<text:line-break/> <text:s text:c="11"/><text:tab/><text:tab/><text:tab/><text:tab/>out.println("&lt;title&gt;Servlet rcookie&lt;/title&gt;"); <text:s/><text:line-break/> <text:s text:c="11"/><text:tab/><text:tab/><text:tab/><text:tab/>out.println("&lt;/head&gt;");<text:line-break/> <text:s text:c="11"/><text:tab/><text:tab/><text:tab/><text:tab/>out.println("&lt;body bgcolor="+col+"&gt;");<text:line-break/> <text:s text:c="10"/><text:tab/><text:tab/><text:tab/><text:tab/> out.println("&lt;h1&gt;Cookie value:" + col +"&lt;/h1&gt;");<text:line-break/> <text:s text:c="10"/><text:tab/><text:tab/><text:tab/><text:tab/> out.println("&lt;/body&gt;");<text:line-break/> <text:s text:c="10"/><text:tab/><text:tab/><text:tab/><text:tab/> out.println("&lt;/html&gt;");<text:line-break/> <text:s text:c="11"/><text:line-break/> <text:s text:c="7"/><text:tab/><text:tab/>}</text:p>
      <text:p text:style-name="P1"><text:tab/><text:tab/> finally </text:p>
      <text:p text:style-name="P1"><text:tab/><text:tab/>{ <text:line-break/> <text:s text:c="11"/><text:tab/><text:tab/><text:tab/>out.close();<text:line-break/><text:soft-page-break/> <text:s text:c="7"/><text:tab/><text:tab/>}<text:line-break/> <text:s text:c="2"/><text:tab/> } <text:line-break/><text:line-break/>}<text:line-break/></text:p>
      <text:p text:style-name="P1"><text:tab/><text:tab/><text:tab/><text:tab/><text:tab/><text:tab/>Send Cookie</text:p>
      <text:p text:style-name="P1">import java.io.IOException;</text:p>
      <text:p text:style-name="P1">import java.io.PrintWriter;</text:p>
      <text:p text:style-name="P1">import javax.servlet.ServletException;</text:p>
      <text:p text:style-name="P1">import javax.servlet.http.HttpServlet;</text:p>
      <text:p text:style-name="P1">import javax.servlet.http.Cookie;</text:p>
      <text:p text:style-name="P1">import javax.servlet.http.HttpServletRequest;</text:p>
      <text:p text:style-name="P1">import javax.servlet.http.HttpServletResponse;</text:p>
      <text:p text:style-name="P1"/>
      <text:p text:style-name="P1">public class scookie extends HttpServlet</text:p>
      <text:p text:style-name="P1"><text:s/>{</text:p>
      <text:p text:style-name="P1"><text:s text:c="3"/></text:p>
      <text:p text:style-name="P1"><text:s/><text:tab/>protected void processRequest(HttpServletRequest request, HttpServletResponse <text:tab/>response) throws ServletException, IOException </text:p>
      <text:p text:style-name="P1"><text:tab/>{</text:p>
      <text:p text:style-name="P1"/>
      <text:p text:style-name="P1"><text:s text:c="8"/><text:tab/><text:tab/>response.setContentType("text/html;charset=UTF-8");</text:p>
      <text:p text:style-name="P1"><text:s text:c="7"/><text:tab/><text:tab/> PrintWriter out = response.getWriter();</text:p>
      <text:p text:style-name="P1"/>
      <text:p text:style-name="P1"><text:s text:c="8"/><text:tab/><text:tab/>String c=request.getParameter("selcol");</text:p>
      <text:p text:style-name="P1"><text:s text:c="8"/><text:tab/><text:tab/>Cookie cok=new Cookie("color",c);</text:p>
      <text:p text:style-name="P1"><text:s text:c="8"/><text:tab/><text:tab/>cok.setMaxAge(24*60*60);</text:p>
      <text:p text:style-name="P1"><text:s text:c="7"/><text:tab/><text:tab/> response.addCookie(cok);</text:p>
      <text:p text:style-name="P1"><text:s text:c="8"/><text:tab/><text:tab/>out.write("cookie is set for color"+c);</text:p>
      <text:p text:style-name="P1"><text:s text:c="8"/></text:p>
      <text:p text:style-name="P1"><text:s text:c="8"/><text:tab/><text:tab/>try </text:p>
      <text:p text:style-name="P1"><text:tab/><text:tab/>{</text:p>
      <text:p text:style-name="P1"><text:s text:c="12"/><text:tab/><text:tab/><text:tab/></text:p>
      <text:p text:style-name="P1"><text:s text:c="7"/><text:tab/><text:tab/> }</text:p>
      <text:p text:style-name="P1"><text:tab/><text:tab/> finally </text:p>
      <text:p text:style-name="P1"><text:tab/><text:tab/>{ </text:p>
      <text:p text:style-name="P1"><text:s text:c="12"/><text:tab/><text:tab/><text:tab/>out.close();</text:p>
      <text:p text:style-name="P1"><text:s text:c="7"/><text:tab/><text:tab/> }</text:p>
      <text:p text:style-name="P1"><text:s text:c="4"/><text:tab/>} </text:p>
      <text:p text:style-name="P1"/>
      <text:p text:style-name="P1"><text:s text:c="3"/>} </text:p>
      <text:p text:style-name="P1"><text:s text:c="5"/></text:p>
      <text:p text:style-name="P1"><text:s text:c="4"/><text:tab/></text:p>
      <text:p text:style-name="P1"><text:s text:c="4"/><text:tab/><text:tab/><text:tab/></text:p>
      <text:p text:style-name="P1"><text:soft-page-break/></text:p>
      <text:p text:style-name="P1"/>
      <text:p text:style-name="P1"/>
      <text:p text:style-name="P1"/>
      <text:p text:style-name="P1"><text:tab/><text:tab/><text:tab/><text:tab/><text:tab/><text:tab/>HTML Code</text:p>
      <text:p text:style-name="P1">&lt;!--<text:line-break/>To change this template, choose Tools | Templates<text:line-break/>and open the template in the editor.<text:line-break/>--&gt;<text:line-break/>&lt;!DOCTYPE HTML PUBLIC "-//W3C//DTD HTML 4.01 Transitional//EN"&gt;<text:line-break/>&lt;html&gt;<text:line-break/> <text:s/>&lt;head&gt;<text:line-break/> <text:s text:c="3"/>&lt;title&gt;&lt;/title&gt;<text:line-break/> <text:s text:c="3"/>&lt;meta http-equiv="Content-Type" content="text/html; charset=UTF-8"&gt;<text:line-break/> <text:s/>&lt;/head&gt;<text:line-break/> <text:s/>&lt;body&gt;<text:line-break/> <text:s text:c="5"/>&lt;form name="form1" method="get" action="scookie"&gt;<text:line-break/> <text:s text:c="9"/>select color:&lt;select name="selcol"&gt;<text:line-break/> <text:s text:c="13"/>&lt;option value="red"&gt;red&lt;/option&gt;<text:line-break/> <text:s text:c="13"/>&lt;option value="blue"&gt;blue&lt;/option&gt;<text:line-break/> <text:s text:c="13"/>&lt;option value="green"&gt;green&lt;/option&gt;<text:line-break/> <text:s text:c="13"/>&lt;option value="cyan"&gt;cyan&lt;/option&gt;<text:line-break/> <text:s text:c="9"/>&lt;/select&gt;&lt;br&gt;&lt;br&gt;<text:line-break/> <text:s text:c="9"/>&lt;input type="submit" value="submit"&gt;<text:line-break/> <text:s text:c="5"/>&lt;/form&gt;<text:line-break/> <text:s/>&lt;/body&gt;<text:line-break/>&lt;/html&gt;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4T13:01:27.66</meta:creation-date>
    <dc:date>2018-10-10T11:17:31.14</dc:date>
    <meta:editing-duration>PT3M44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3" meta:paragraph-count="50" meta:word-count="197" meta:character-count="2941"/>
  </office:meta>
</office:document-meta>
</file>